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01in" fo:margin-right="0in" fo:text-indent="0in" style:auto-text-indent="false"/>
      <style:text-properties style:font-name="Consolas" fo:font-size="14pt" style:font-name-asian="Consolas" style:font-size-asian="14pt" style:font-name-complex="Consolas" style:font-size-complex="14pt"/>
    </style:style>
    <style:style style:name="P2" style:family="paragraph" style:parent-style-name="Standard">
      <style:paragraph-properties fo:margin-left="-0.0201in" fo:margin-right="0in" fo:text-indent="0.2in" style:auto-text-indent="false"/>
      <style:text-properties style:font-name="Consolas" fo:font-size="14pt" style:font-name-asian="Consolas" style:font-size-asian="14pt" style:font-name-complex="Consolas" style:font-size-complex="14pt"/>
    </style:style>
    <style:style style:name="P3" style:family="paragraph" style:parent-style-name="Standard">
      <style:paragraph-properties fo:margin-left="-0.0201in" fo:margin-right="0in" fo:text-align="start" style:justify-single-word="false" fo:text-indent="0.2in" style:auto-text-indent="false" style:text-autospace="none"/>
      <style:text-properties style:font-name="Consolas" fo:font-size="14pt" style:font-name-asian="Consolas" style:font-size-asian="14pt" style:font-name-complex="Consolas" style:font-size-complex="14pt"/>
    </style:style>
    <style:style style:name="P4" style:family="paragraph" style:parent-style-name="Standard" style:list-style-name="">
      <style:paragraph-properties fo:margin-left="0in" fo:margin-right="0in" fo:text-align="start" style:justify-single-word="false" fo:text-indent="0.0799in" style:auto-text-indent="false" style:text-autospace="none"/>
      <style:text-properties style:font-name="Consolas" fo:font-size="14pt" style:font-name-asian="Consolas" style:font-size-asian="14pt" style:font-name-complex="Consolas" style:font-size-complex="14pt"/>
    </style:style>
    <style:style style:name="P5" style:family="paragraph" style:parent-style-name="Standard" style:master-page-name="">
      <style:paragraph-properties fo:margin-left="0in" fo:margin-right="0in" fo:text-indent="0.1in" style:auto-text-indent="false" style:page-number="auto"/>
      <style:text-properties style:font-name="Consolas" fo:font-size="14pt" style:font-name-asian="Consolas" style:font-size-asian="14pt" style:font-name-complex="Consolas" style:font-size-complex="14pt"/>
    </style:style>
    <style:style style:name="P6" style:family="paragraph" style:parent-style-name="Standard" style:list-style-name="">
      <style:paragraph-properties fo:margin-left="0in" fo:margin-right="0in" fo:text-align="start" style:justify-single-word="false" fo:text-indent="0.1in" style:auto-text-indent="false" style:text-autospace="none"/>
      <style:text-properties style:font-name="Consolas" fo:font-size="14pt" style:font-name-asian="Consolas" style:font-size-asian="14pt" style:font-name-complex="Consolas" style:font-size-complex="14pt"/>
    </style:style>
    <style:style style:name="P7" style:family="paragraph" style:parent-style-name="Standard" style:list-style-name="">
      <style:paragraph-properties fo:margin-left="0in" fo:margin-right="0in" fo:text-align="center" style:justify-single-word="false" fo:text-indent="0.1in" style:auto-text-indent="false" style:text-autospace="none"/>
      <style:text-properties style:font-name="Consolas" fo:font-size="14pt" style:font-name-asian="Consolas" style:font-size-asian="14pt" style:font-name-complex="Consola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けていった。</text:p>
      <text:p text:style-name="P6">月を覆い隠した雲が風とともに流れて去った後には、冷たく青い月光に再びさらされた 首のない男の胴体と墓標のよぅに突きたったナタだけが路地に残った。</text:p>
      <text:p text:style-name="P6">女の名はキヤリコといった。</text:p>
      <text:p text:style-name="P7">2</text:p>
      <text:p text:style-name="P6">クズ鉄町の外周はドーナツ状に廃棄物が堆積している。</text:p>
      <text:p text:style-name="P6">そこは荒涼とした廃棄物の山河であった。前世紀の遺物が滅びの日より数百年の歳月を 経て、赤錆とともに地表にぅずたかく堆積する風景である。そこは一見死の世界に見えた が、何もかもが滅び去ったこの世界にとっては貴重な資源の宝庫でもある。</text:p>
      <text:p text:style-name="P6">十月を回った季節。地平線に溶けつつあった赤い夕陽に照らされ、荒涼としたスクラッ プの堆積に埋もれた少女はその半身を地表にさらしていた。</text:p>
      <text:p text:style-name="P6">廃棄物処理の重機の作業によって地表に掘り起こされる以前、この少女はずっと堆積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tb-rl"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22:15:19.36</dc:date>
    <meta:editing-duration>PT21H25M</meta:editing-duration>
    <meta:editing-cycles>26</meta:editing-cycles>
    <meta:generator>OpenOffice/4.1.5$Win32 OpenOffice.org_project/415m1$Build-9789</meta:generator>
    <dc:creator>Jo Jaquinta</dc:creator>
    <meta:document-statistic meta:table-count="0" meta:image-count="0" meta:object-count="0" meta:page-count="1" meta:paragraph-count="8" meta:word-count="334" meta:character-count="338"/>
  </office:meta>
</office:document-meta>
</file>